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" svg:font-family="" style:font-family-generic="roman"/>
    <style:font-face style:name="Hack" svg:font-family="Hack" style:font-pitch="fixed"/>
    <style:font-face style:name="Khmer OS" svg:font-family="'Khmer OS'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font-name="Khmer OS" officeooo:rsid="00076e86" officeooo:paragraph-rsid="00076e86" style:font-name-complex="Khmer OS"/>
    </style:style>
    <style:style style:name="P2" style:family="paragraph" style:parent-style-name="Standard">
      <style:text-properties style:font-name="Khmer OS" officeooo:rsid="00076e86" officeooo:paragraph-rsid="000b720c" style:font-name-complex="Khmer OS"/>
    </style:style>
    <style:style style:name="P3" style:family="paragraph" style:parent-style-name="Standard">
      <style:paragraph-properties fo:text-align="start" style:justify-single-word="false"/>
      <style:text-properties style:font-name="Khmer OS" officeooo:rsid="00076e86" officeooo:paragraph-rsid="00076e86" style:font-name-complex="Khmer OS"/>
    </style:style>
    <style:style style:name="P4" style:family="paragraph" style:parent-style-name="Standard">
      <style:paragraph-properties fo:text-align="start" style:justify-single-word="false"/>
      <style:text-properties style:font-name="Khmer OS" officeooo:rsid="00076e86" officeooo:paragraph-rsid="000d6661" style:font-name-complex="Khmer OS"/>
    </style:style>
    <style:style style:name="P5" style:family="paragraph" style:parent-style-name="Standard">
      <style:text-properties style:font-name="Hack" officeooo:rsid="00076e86" officeooo:paragraph-rsid="000b720c" style:font-name-complex="Khmer OS"/>
    </style:style>
    <style:style style:name="P6" style:family="paragraph" style:parent-style-name="Standard">
      <style:text-properties style:font-name="Hack" officeooo:rsid="00076e86" officeooo:paragraph-rsid="00076e86" style:font-name-complex="Khmer OS"/>
    </style:style>
    <style:style style:name="P7" style:family="paragraph" style:parent-style-name="Standard">
      <style:text-properties style:font-name="Hack" officeooo:rsid="00076e86" officeooo:paragraph-rsid="000f4faf" style:font-name-complex="Khmer OS"/>
    </style:style>
    <style:style style:name="P8" style:family="paragraph" style:parent-style-name="Standard">
      <style:paragraph-properties fo:text-align="center" style:justify-single-word="false"/>
      <style:text-properties style:font-name="Khmer OS" officeooo:rsid="00076e86" officeooo:paragraph-rsid="000d6661" style:font-name-complex="Khmer OS"/>
    </style:style>
    <style:style style:name="P9" style:family="paragraph" style:parent-style-name="Standard">
      <style:text-properties style:font-name="Khmer OS" officeooo:rsid="00076e86" officeooo:paragraph-rsid="00076e86" style:font-name-complex="Khmer OS"/>
    </style:style>
    <style:style style:name="P10" style:family="paragraph">
      <style:paragraph-properties fo:text-align="center"/>
      <style:text-properties style:font-name="Khmer OS" fo:font-size="20pt" style:font-name-complex="Khmer OS"/>
    </style:style>
    <style:style style:name="P11" style:family="paragraph">
      <loext:graphic-properties draw:fill-color="#ffffff"/>
      <style:paragraph-properties fo:text-align="center"/>
      <style:text-properties style:font-name="Khmer OS" fo:font-size="20pt" style:font-name-complex="Khmer OS"/>
    </style:style>
    <style:style style:name="T1" style:family="text">
      <style:text-properties style:font-name="Hack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4pt"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fo:font-size="20pt" fo:font-weight="bold" style:font-weight-asian="bold" style:font-weight-complex="bold"/>
    </style:style>
    <style:style style:name="T5" style:family="text">
      <style:text-properties fo:font-size="20pt" fo:font-weight="bold" officeooo:rsid="000d6661" style:font-weight-asian="bold" style:font-weight-complex="bold"/>
    </style:style>
    <style:style style:name="T6" style:family="text">
      <style:text-properties fo:color="#ffffff" loext:opacity="100%" fo:background-color="#18a303" loext:char-shading-value="0"/>
    </style:style>
    <style:style style:name="T7" style:family="text">
      <style:text-properties style:font-name="Khmer OS" fo:font-weight="bold" style:font-weight-asian="bold" style:font-name-complex="Khmer OS" style:font-weight-complex="bold"/>
    </style:style>
    <style:style style:name="T8" style:family="text">
      <style:text-properties style:font-name="Khmer OS" fo:font-weight="bold" officeooo:rsid="0010e5d9" style:font-weight-asian="bold" style:font-name-complex="Khmer OS" style:font-weight-complex="bold"/>
    </style:style>
    <style:style style:name="T9" style:family="text">
      <style:text-properties style:font-name="Khmer OS" fo:font-weight="bold" officeooo:rsid="0013cd27" style:font-weight-asian="bold" style:font-name-complex="Khmer OS" style:font-weight-complex="bold"/>
    </style:style>
    <style:style style:name="T10" style:family="text">
      <style:text-properties style:font-name="Khmer OS" fo:font-weight="normal" officeooo:rsid="0013cd27" style:font-weight-asian="normal" style:font-name-complex="Khmer OS" style:font-weight-complex="normal"/>
    </style:style>
    <style:style style:name="T11" style:family="text">
      <style:text-properties style:font-name="Khmer OS" fo:font-size="20pt" fo:font-weight="bold" style:font-name-complex="Khmer OS" style:font-weight-complex="bold"/>
    </style:style>
    <style:style style:name="gr1" style:family="graphic">
      <style:graphic-properties draw:stroke="solid" draw:stroke-dash="Line_20_with_20_Fine_20_Dots" svg:stroke-width="0.0201in" draw:marker-start-width="0.1689in" draw:marker-end-width="0.1689in" draw:fill-color="#ffffff" draw:textarea-horizontal-align="justify" draw:textarea-vertical-align="middle" draw:auto-grow-height="false" fo:min-height="0.9035in" fo:min-width="6.8602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custom-shape text:anchor-type="paragraph" draw:z-index="0" draw:name="Shape1" draw:style-name="gr1" draw:text-style-name="P11" svg:width="6.8606in" svg:height="0.9039in" svg:x="0.1244in" svg:y="0.5839in"><text:p text:style-name="P10"><text:span text:style-name="T11">Chapter6:</text:span> <text:span text:style-name="T11">Template and Exception Handling</text:span></text:p><draw:enhanced-geometry svg:viewBox="0 0 21600 21600" draw:type="rectangle" draw:enhanced-path="M 0 0 L 21600 0 21600 21600 0 21600 0 0 Z N"/></draw:custom-shape><text:span text:style-name="T6">Date 15/Jun/21</text:span><text:line-break/></text:p>
      <text:p text:style-name="P8"><text:span text:style-name="T4"/></text:p>
      <text:p text:style-name="P4"><text:span text:style-name="T5"><text:line-break/></text:span><text:span text:style-name="T3">I- Templates:</text:span></text:p>
      <text:p text:style-name="P3"><text:tab/>ការសិក្សាបង្កើតពុម្ភគំរូ សំរាប់ដោះស្រាយបញ្ហាដែលមានលក្ខណះប្រហាក់<text:tab/>ប្រហែលគ្នា។ ហើយមានពីរប្រភេទគឺ: Function Templates និង class Templates:<text:line-break/><text:line-break/><text:span text:style-name="T3">1- Function Templates:</text:span></text:p>
      <text:p text:style-name="P1"><text:tab/>ការបង្កើតនូវ Function ជំនួសអោយគ្រួសារនៃ Function ទាំងឡាយដែលមានលក្ខណះ<text:tab/>ប្រហាក់ប្រហែលគ្នា។ ហើយ Function យ៉ាងតិចត្រូវមាន Parameter ដែលមានប្រភេទ<text:tab/>ជា Data Typeទូទៅ។<text:line-break/><text:tab/><text:span text:style-name="T2">* Syntax នៃការបង្កើត Function Templates:</text:span></text:p>
      <text:p text:style-name="P2"><text:tab/><text:span text:style-name="T1">template&lt;class dataType1, class dataType2, ………...&gt;<text:line-break/><text:tab/></text:span></text:p>
      <text:p text:style-name="P5"><text:tab/>returnType name(parameters){</text:p>
      <text:p text:style-name="P7"><text:tab/><text:tab/>………</text:p>
      <text:p text:style-name="P7"><text:tab/><text:tab/>………</text:p>
      <text:p text:style-name="P6"><text:tab/>}<text:line-break/><text:tab/><text:line-break/><text:tab/><text:span text:style-name="T7">* </text:span><text:span text:style-name="T8">សំគាល់:<text:line-break/><text:tab/></text:span><text:span text:style-name="T10">+ dataType1, dataType2, …………….,: ជា dataType ទូទៅ<text:line-break/><text:tab/>+ parameters: យ៉ាងតិចក៏មាន parameter មួយដែលមានប្រភេទ data Type ទូទៅ។<text:line-break/><text:tab/><text:line-break/><text:tab/></text:span><text:span text:style-name="T9">Ex1</text:span><text:span text:style-name="T10">: បង្កើត Function template សំរាប់ swap រវាងពីរ variables ឬពីរ Objects។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" svg:font-family="" style:font-family-generic="roman"/>
    <style:font-face style:name="Hack" svg:font-family="Hack" style:font-pitch="fixed"/>
    <style:font-face style:name="Khmer OS" svg:font-family="'Khmer OS'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</office:font-face-decls>
  <office:styles>
    <draw:stroke-dash draw:name="Double_20_Dash" draw:display-name="Double Dash" draw:style="rect" draw:dots1="1" draw:dots1-length="800%" draw:distance="300%"/>
    <draw:stroke-dash draw:name="Line_20_with_20_Fine_20_Dots" draw:display-name="Line with Fine Dots" draw:style="rect" draw:dots1="1" draw:dots1-length="0.7902in" draw:dots2="10" draw:distance="0.0598in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Times New Roman" fo:font-size="12pt" fo:language="en" fo:country="US" style:font-name-asian="DejaVu Sans" style:font-size-asian="12pt" style:language-asian="zh" style:country-asian="CN" style:font-name-complex="DejaVu Sans" style:font-size-complex="12pt" style:language-complex="km" style:country-complex="KH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Times New Roman" fo:font-size="12pt" fo:language="en" fo:country="US" style:font-name-asian="DejaVu Sans" style:font-size-asian="12pt" style:language-asian="zh" style:country-asian="CN" style:font-name-complex="DejaVu Sans" style:font-size-complex="12pt" style:language-complex="km" style:country-complex="KH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06-15T08:26:43.567191601</dc:date>
    <meta:editing-duration>PT19M44S</meta:editing-duration>
    <meta:editing-cycles>11</meta:editing-cycles>
    <meta:generator>LibreOffice/7.1.4.2$Linux_X86_64 LibreOffice_project/10$Build-2</meta:generator>
    <meta:document-statistic meta:table-count="0" meta:image-count="0" meta:object-count="0" meta:page-count="1" meta:paragraph-count="9" meta:word-count="111" meta:character-count="587" meta:non-whitespace-character-count="501"/>
  </office:meta>
</office:document-meta>
</file>